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95d8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a1aef" style:font-weight-asian="normal" style:font-weight-complex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1e7fd5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95d8" officeooo:paragraph-rsid="001e95d8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95d8" officeooo:paragraph-rsid="001e95d8" style:font-size-asian="10.5pt" style:font-size-complex="10.5pt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a1aef" officeooo:paragraph-rsid="001e672e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2b41d" officeooo:paragraph-rsid="0022b41d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48137" officeooo:paragraph-rsid="00248137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45f88" style:font-weight-asian="normal" style:font-weight-complex="normal"/>
    </style:style>
    <style:style style:name="T9" style:family="text">
      <style:text-properties officeooo:rsid="001e7fd5"/>
    </style:style>
    <style:style style:name="T10" style:family="text">
      <style:text-properties officeooo:rsid="001e95d8"/>
    </style:style>
    <style:style style:name="T11" style:family="text">
      <style:text-properties officeooo:rsid="002058a9"/>
    </style:style>
    <style:style style:name="T12" style:family="text">
      <style:text-properties officeooo:rsid="00223d88"/>
    </style:style>
    <style:style style:name="T13" style:family="text">
      <style:text-properties style:font-name="Helvetica Neue1"/>
    </style:style>
    <style:style style:name="T14" style:family="text">
      <style:text-properties officeooo:rsid="00223d88" style:font-size-asian="10.5pt" style:font-size-complex="10.5pt"/>
    </style:style>
    <style:style style:name="T15" style:family="text">
      <style:text-properties officeooo:rsid="0022b41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8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9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20" style:family="text">
      <style:text-properties officeooo:rsid="00245f88"/>
    </style:style>
    <style:style style:name="T21" style:family="text">
      <style:text-properties officeooo:rsid="002481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9 hrs.</text:span></text:p>
      <text:p text:style-name="P1"/>
      <text:p text:style-name="P8">2) <text:span text:style-name="T20">Team Member Specific:</text:span></text:p>
      <text:p text:style-name="P9"><text:tab/>a) Number of Hours:</text:p>
      <text:p text:style-name="P1"><text:span text:style-name="T5"><text:tab/><text:tab/>- </text:span><text:span text:style-name="T6">Khalil van Alphen: </text:span></text:p>
      <text:p text:style-name="P1"><text:span text:style-name="T6"><text:tab/><text:tab/>- Matthew Pepers: <text:s text:c="2"/></text:span><text:span text:style-name="T7">8hrs.</text:span></text:p>
      <text:p text:style-name="P4"/>
      <text:p text:style-name="P9"><text:bookmark text:name="yui_3_17_2_3_1454773436918_241"/><text:tab/>b) Features Implemented:</text:p>
      <text:p text:style-name="P2"><text:tab/><text:tab/><text:span text:style-name="T1">- </text:span><text:span text:style-name="T3">Khalil van Alphen:</text:span></text:p>
      <text:p text:style-name="P2"><text:tab/><text:tab/><text:tab/>- <text:span text:style-name="T15">Server can accept a Client</text:span></text:p>
      <text:p text:style-name="P12"><text:tab/><text:tab/><text:tab/>GIVEN the Server is running</text:p>
      <text:p text:style-name="P12"><text:tab/><text:tab/><text:tab/>WHEN a Client tries to connect to the Server</text:p>
      <text:p text:style-name="P12"><text:tab/><text:tab/><text:tab/><text:span text:style-name="T21">AND the maximum number of players is not exceeded</text:span></text:p>
      <text:p text:style-name="P12"><text:tab/><text:tab/><text:tab/>THEN the Server allows the connection</text:p>
      <text:p text:style-name="P2"/>
      <text:p text:style-name="P2"><text:tab/><text:tab/><text:tab/>- <text:span text:style-name="T15">implemented Deck data structure</text:span></text:p>
      <text:p text:style-name="P2"><text:tab/><text:tab/><text:tab/><text:tab/>- <text:span text:style-name="T15">as an arraylist of Card objects</text:span></text:p>
      <text:p text:style-name="P2"><text:tab/><text:tab/><text:tab/><text:tab/>- <text:span text:style-name="T15">allows drawing a card, discarding, shuffling, etc.</text:span></text:p>
      <text:p text:style-name="P2"/>
      <text:p text:style-name="P11"><text:tab/><text:tab/><text:tab/>- <text:span text:style-name="T21">Game can be full</text:span></text:p>
      <text:p text:style-name="P11"><text:span text:style-name="T21"><text:tab/><text:tab/><text:tab/>GIVEN the maximum number of players have connected to the Server</text:span></text:p>
      <text:p text:style-name="P13"><text:tab/><text:tab/><text:tab/>WHEN a Client tries to connect to the Server</text:p>
      <text:p text:style-name="P13"><text:tab/><text:tab/><text:tab/>THEN the Server rejects the Client, as it is full</text:p>
      <text:p text:style-name="P13"/>
      <text:p text:style-name="P2"/>
      <text:p text:style-name="P2"><text:tab/><text:tab/><text:span text:style-name="T1">- </text:span><text:span text:style-name="T3">Matthew Pepers:</text:span></text:p>
      <text:p text:style-name="P2"><text:tab/><text:tab/><text:tab/>- <text:span text:style-name="T9">Client should attempt a connection to Server</text:span></text:p>
      <text:p text:style-name="P5"><text:tab/><text:tab/><text:tab/>GIVEN the Client is not running</text:p>
      <text:p text:style-name="P5"><text:tab/><text:tab/><text:tab/>WHEN the user starts the Client</text:p>
      <text:p text:style-name="P5"><text:tab/><text:tab/><text:tab/>THEN the Client should attempt to connect to the Server</text:p>
      <text:p text:style-name="P5"><text:tab/><text:tab/><text:tab/>AND log the results</text:p>
      <text:p text:style-name="P5"/>
      <text:p text:style-name="P5"><text:tab/><text:tab/><text:tab/>- <text:span text:style-name="T10">implemented Client Actions</text:span></text:p>
      <text:p text:style-name="P5"><text:tab/><text:tab/><text:tab/><text:tab/>- <text:span text:style-name="T10">interface for all actions, that a Client can request of the Server, to <text:tab/><text:tab/><text:tab/><text:tab/><text:tab/><text:tab/>implement</text:span></text:p>
      <text:p text:style-name="P5"><text:tab/><text:tab/><text:tab/><text:tab/>- <text:span text:style-name="T10">actions include SetName, DrawCard, Ready, Chat, etc.</text:span></text:p>
      <text:p text:style-name="P5"><text:tab/><text:tab/><text:tab/><text:tab/>- <text:span text:style-name="T10">make actions serializable so that they may be sent and received by Client <text:tab/><text:tab/><text:tab/><text:tab/><text:tab/>and Server</text:span></text:p>
      <text:p text:style-name="P3"><text:tab/><text:tab/><text:tab/></text:p>
      <text:p text:style-name="P3"><text:tab/><text:tab/><text:tab/>- <text:s/><text:span text:style-name="T10">Client should prompt user for name</text:span></text:p>
      <text:p text:style-name="P6"><text:tab/><text:tab/><text:tab/>GIVEN <text:span text:style-name="T11">the Client is not running</text:span></text:p>
      <text:p text:style-name="P6"><text:tab/><text:tab/><text:tab/><text:span text:style-name="T11">WHEN the user starts the Client</text:span></text:p>
      <text:p text:style-name="P6"><text:tab/><text:tab/><text:tab/><text:span text:style-name="T11">THEN the user should be prompted for a user name</text:span></text:p>
      <text:p text:style-name="P6"><text:tab/><text:tab/><text:tab/><text:span text:style-name="T11">AND the name should be sent to the Server </text:span></text:p>
      <text:p text:style-name="P6"/>
      <text:p text:style-name="P6"><text:soft-page-break/><text:tab/><text:tab/><text:tab/>- <text:span text:style-name="T12">Client should be able to type command</text:span><text:span text:style-name="T14">s</text:span></text:p>
      <text:p text:style-name="P7"><text:span text:style-name="T13"><text:tab/><text:tab/><text:tab/>GIVEN the Client is running</text:span><text:line-break/><text:tab/><text:tab/><text:tab/><text:span text:style-name="T13">WHEN the user types a valid command</text:span><text:line-break/><text:tab/><text:tab/><text:tab/><text:span text:style-name="T13">THEN the Client acts appropriately to that command</text:span><text:line-break/><text:tab/><text:tab/><text:tab/><text:span text:style-name="T13">AND the command is sent to the server if required</text:span> </text:p>
      <text:p text:style-name="P1"/>
      <text:p text:style-name="P14"><text:span text:style-name="T17">3) </text:span><text:span text:style-name="T16">:</text:span><text:span text:style-name="T18"> <text:s text:c="2"/></text:span><text:span text:style-name="T19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7S</meta:editing-duration>
    <meta:editing-cycles>13</meta:editing-cycles>
    <meta:generator>LibreOffice/5.1.0.3$Windows_x86 LibreOffice_project/5e3e00a007d9b3b6efb6797a8b8e57b51ab1f737</meta:generator>
    <dc:date>2016-02-23T10:19:31.038000000</dc:date>
    <meta:document-statistic meta:table-count="0" meta:image-count="0" meta:object-count="0" meta:page-count="2" meta:paragraph-count="38" meta:word-count="284" meta:character-count="1643" meta:non-whitespace-character-count="1264"/>
    <meta:user-defined meta:name="Info 1"/>
    <meta:user-defined meta:name="Info 2"/>
    <meta:user-defined meta:name="Info 3"/>
    <meta:user-defined meta:name="Info 4"/>
  </office:meta>
</office:document-meta>
</file>